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cumentProperties.getDoctype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setStandalone( boolean standal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setDoctype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setDoctype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setMessageDigest( byte [ ] dig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getDoc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ge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getMessage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setDoctypeName( String doc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getDoctype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setSourceName( String 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get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ocumentProperties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